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14B00002D7A00000E780DC8A29B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11910" officeooo:paragraph-rsid="0065b73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e75b3" officeooo:paragraph-rsid="0065b73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e75b3" officeooo:paragraph-rsid="0073b64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e75b3" officeooo:paragraph-rsid="00744a5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e75b3" officeooo:paragraph-rsid="0074d2b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e75b3" officeooo:paragraph-rsid="0076c0f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e75b3" officeooo:paragraph-rsid="0077ae0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e75b3" officeooo:paragraph-rsid="0078f20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e75b3" officeooo:paragraph-rsid="007ad01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e75b3" officeooo:paragraph-rsid="007c6b0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e75b3" officeooo:paragraph-rsid="007d97a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e75b3" officeooo:paragraph-rsid="007f3b5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e75b3" officeooo:paragraph-rsid="00800ea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5b73b" officeooo:paragraph-rsid="0065b73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5b73b" officeooo:paragraph-rsid="0071f65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5b73b" officeooo:paragraph-rsid="007392b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5b73b" officeooo:paragraph-rsid="0073b64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e75b3" officeooo:paragraph-rsid="0074d2b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e75b3" officeooo:paragraph-rsid="0077ae0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e75b3" officeooo:paragraph-rsid="007c6b0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e75b3" officeooo:paragraph-rsid="007f3b54" style:font-size-asian="12pt" style:font-style-asian="normal" style:font-weight-asian="normal" style:font-size-complex="12pt" style:font-style-complex="normal" style:font-weight-complex="normal"/>
    </style:style>
    <style:style style:name="P25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style:text-position="super 58%" officeooo:rsid="0073b645"/>
    </style:style>
    <style:style style:name="T3" style:family="text">
      <style:text-properties style:text-position="super 58%" officeooo:rsid="00744a57"/>
    </style:style>
    <style:style style:name="T4" style:family="text">
      <style:text-properties style:text-position="super 58%" officeooo:rsid="0076c0fc"/>
    </style:style>
    <style:style style:name="T5" style:family="text">
      <style:text-properties style:text-position="super 58%" officeooo:rsid="0078f203"/>
    </style:style>
    <style:style style:name="T6" style:family="text">
      <style:text-properties style:text-position="super 58%" officeooo:rsid="007ad01b"/>
    </style:style>
    <style:style style:name="T7" style:family="text">
      <style:text-properties style:text-position="super 58%" officeooo:rsid="007c6b08"/>
    </style:style>
    <style:style style:name="T8" style:family="text">
      <style:text-properties style:text-position="super 58%" officeooo:rsid="007d97a1"/>
    </style:style>
    <style:style style:name="T9" style:family="text">
      <style:text-properties style:text-position="super 58%" officeooo:rsid="00800ead"/>
    </style:style>
    <style:style style:name="T10" style:family="text">
      <style:text-properties style:text-position="sub 58%" officeooo:rsid="0071f65c"/>
    </style:style>
    <style:style style:name="T11" style:family="text">
      <style:text-properties style:text-position="sub 58%" officeooo:rsid="007392b4"/>
    </style:style>
    <style:style style:name="T12" style:family="text">
      <style:text-properties style:text-position="sub 58%" officeooo:rsid="00744a57"/>
    </style:style>
    <style:style style:name="T13" style:family="text">
      <style:text-properties style:text-position="sub 58%" officeooo:rsid="0077ae07"/>
    </style:style>
    <style:style style:name="T14" style:family="text">
      <style:text-properties style:text-position="sub 58%" officeooo:rsid="007c6b08"/>
    </style:style>
    <style:style style:name="T15" style:family="text">
      <style:text-properties style:text-position="sub 58%" officeooo:rsid="007d97a1"/>
    </style:style>
    <style:style style:name="T16" style:family="text">
      <style:text-properties style:text-position="sub 58%" officeooo:rsid="007f3b54"/>
    </style:style>
    <style:style style:name="T17" style:family="text">
      <style:text-properties style:text-position="sub 58%" officeooo:rsid="00800ead"/>
    </style:style>
    <style:style style:name="T18" style:family="text">
      <style:text-properties officeooo:rsid="0065b73b"/>
    </style:style>
    <style:style style:name="T19" style:family="text">
      <style:text-properties officeooo:rsid="0071f65c"/>
    </style:style>
    <style:style style:name="T20" style:family="text">
      <style:text-properties style:text-position="0% 100%" officeooo:rsid="00744a57"/>
    </style:style>
    <style:style style:name="T21" style:family="text">
      <style:text-properties style:text-position="0% 100%" officeooo:rsid="007ad01b"/>
    </style:style>
    <style:style style:name="T22" style:family="text">
      <style:text-properties style:use-window-font-color="true" style:text-position="0% 100%" fo:font-size="12pt" fo:font-style="normal" style:text-underline-style="none" fo:font-weight="normal" officeooo:rsid="0065b73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7392b4"/>
    </style:style>
    <style:style style:name="T24" style:family="text">
      <style:text-properties officeooo:rsid="0073b645"/>
    </style:style>
    <style:style style:name="T25" style:family="text">
      <style:text-properties officeooo:rsid="00744a57"/>
    </style:style>
    <style:style style:name="T26" style:family="text">
      <style:text-properties officeooo:rsid="0074d2ba"/>
    </style:style>
    <style:style style:name="T27" style:family="text">
      <style:text-properties officeooo:rsid="0076c0fc"/>
    </style:style>
    <style:style style:name="T28" style:family="text">
      <style:text-properties officeooo:rsid="0077ae07"/>
    </style:style>
    <style:style style:name="T29" style:family="text">
      <style:text-properties officeooo:rsid="0078f203"/>
    </style:style>
    <style:style style:name="T30" style:family="text">
      <style:text-properties officeooo:rsid="007ad01b"/>
    </style:style>
    <style:style style:name="T31" style:family="text">
      <style:text-properties officeooo:rsid="007c6b08"/>
    </style:style>
    <style:style style:name="T32" style:family="text">
      <style:text-properties officeooo:rsid="007d97a1"/>
    </style:style>
    <style:style style:name="T33" style:family="text">
      <style:text-properties officeooo:rsid="007f3b54"/>
    </style:style>
    <style:style style:name="T34" style:family="text">
      <style:text-properties officeooo:rsid="00800ea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3cm" draw:fill="none" draw:textarea-vertical-align="middle" draw:auto-grow-height="false" fo:min-height="1.321cm" fo:min-width="0.8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3cm" draw:marker-end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20<text:span text:style-name="T1">11</text:span>-(<text:span text:style-name="T1">03</text:span>)<text:span text:style-name="T1">mar</text:span>-<text:span text:style-name="T1">29</text:span>: dag <text:span text:style-name="T1">18</text:span></text:h>
      <text:p text:style-name="P2"/>
      <text:p text:style-name="P18"><text:span text:style-name="T19">Idag övning, men först en sak från föreläsning.</text:span></text:p>
      <text:p text:style-name="P18"><text:span text:style-name="T19"/></text:p>
      <text:p text:style-name="P18"><text:span text:style-name="T19"/></text:p>
      <text:p text:style-name="P18"><text:span text:style-name="T19">Sats:</text:span></text:p>
      <text:p text:style-name="P18"><text:span text:style-name="T19"/></text:p>
      <text:p text:style-name="P18"><text:span text:style-name="T19"><text:tab/>Om π ∈ S</text:span><text:span text:style-name="T10">n</text:span><text:span text:style-name="T19"> och π = τ</text:span><text:span text:style-name="T10">r</text:span><text:span text:style-name="T19"> τ</text:span><text:span text:style-name="T10">r − 1</text:span><text:span text:style-name="T19"> … τ</text:span><text:span text:style-name="T10">1</text:span><text:span text:style-name="T19"> = τ'</text:span><text:span text:style-name="T10">r'</text:span><text:span text:style-name="T19"> … τ'</text:span><text:span text:style-name="T10">2</text:span><text:span text:style-name="T19"> τ'</text:span><text:span text:style-name="T10">1</text:span></text:p>
      <text:p text:style-name="P18"><text:span text:style-name="T19"><text:tab/>(där π:na är transpositioner, det vill säga = (ij), i ≠ j).</text:span></text:p>
      <text:p text:style-name="P18"><text:span text:style-name="T19"/></text:p>
      <text:p text:style-name="P18"><text:span text:style-name="T19"><text:tab/>Så har r och r' samma paritet (det vill säga båda udda eller båda jämna).</text:span></text:p>
      <text:p text:style-name="P18"><text:span text:style-name="T19"/></text:p>
      <text:p text:style-name="P18"><text:span text:style-name="T19">Ty:</text:span></text:p>
      <text:p text:style-name="P18"><text:span text:style-name="T19"><text:tab/>Om σ ∈ S</text:span><text:span text:style-name="T10">n</text:span><text:span text:style-name="T19">, τ en transposition i S</text:span><text:span text:style-name="T10">n</text:span><text:span text:style-name="T19">, <text:tab/><text:tab/><text:tab/><text:tab/>(τ = ab)</text:span></text:p>
      <text:p text:style-name="P18"><text:span text:style-name="T19"><text:tab/>Låt c(σ) vara antalet cykler i σ.</text:span></text:p>
      <text:p text:style-name="P18"><text:span text:style-name="T19"><text:tab/>Vad blir c(στ)?</text:span></text:p>
      <text:p text:style-name="P18"><text:span text:style-name="T19"/></text:p>
      <text:p text:style-name="P18"><text:span text:style-name="T19"><text:tab/>1)<text:tab/>a, b i samma cykler i σ:</text:span></text:p>
      <text:p text:style-name="P18"><draw:frame draw:style-name="fr1" draw:name="graphics1" text:anchor-type="paragraph" svg:x="2.445cm" svg:y="0.397cm" svg:width="11.642cm" svg:height="3.704cm" draw:z-index="1"><draw:image xlink:href="Pictures/2000014B00002D7A00000E780DC8A29B.svm" xlink:type="simple" xlink:show="embed" xlink:actuate="onLoad"/></draw:frame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9"><text:span text:style-name="T23"><text:tab/><text:tab/><text:tab/><text:tab/><text:tab/>så c(στ) = c(σ) + 1</text:span></text:p>
      <text:p text:style-name="P19"><text:span text:style-name="T23"/></text:p>
      <text:p text:style-name="P19"><text:span text:style-name="T23"><text:tab/>2)<text:tab/>a, b i olika cykler i σ:</text:span></text:p>
      <text:p text:style-name="P19"><draw:frame draw:style-name="fr1" draw:name="graphics2" text:anchor-type="paragraph" svg:x="2.445cm" svg:y="0.397cm" svg:width="11.642cm" svg:height="3.704cm" draw:z-index="2"><draw:image xlink:href="Pictures/2000014B00002D7A00000E780DC8A29B.svm" xlink:type="simple" xlink:show="embed" xlink:actuate="onLoad"/></draw:frame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23"><text:tab/><text:tab/><text:tab/><text:tab/><text:tab/>så c(στ) = c(σ) − 1</text:span></text:p>
      <text:p text:style-name="P19"><text:span text:style-name="T23"/></text:p>
      <text:p text:style-name="P19"><text:span text:style-name="T23"/></text:p>
      <text:p text:style-name="P19"><text:span text:style-name="T23"><text:tab/>Så c(π) = c(id <text:s/>τ</text:span><text:span text:style-name="T11">r</text:span><text:span text:style-name="T23"> <text:s/>… <text:s/>τ</text:span><text:span text:style-name="T11">2</text:span><text:span text:style-name="T23"> <text:s/>τ</text:span><text:span text:style-name="T11">1</text:span><text:span text:style-name="T23">) = c(id <text:s/>τ'</text:span><text:span text:style-name="T11">r</text:span><text:span text:style-name="T23"> <text:s/>… <text:s/>τ'</text:span><text:span text:style-name="T11">2</text:span><text:span text:style-name="T23"> <text:s/>τ'</text:span><text:span text:style-name="T11">1</text:span><text:span text:style-name="T23">)</text:span></text:p>
      <text:p text:style-name="P19"><text:span text:style-name="T23"><text:tab/>ger att r och r' har samma paritet.</text:span></text:p>
      <text:p text:style-name="P20"><text:span text:style-name="T24">Oberservera att tecknet för π, sgn π =</text:span></text:p>
      <text:p text:style-name="P17"/>
      <text:p text:style-name="P3"><draw:custom-shape text:anchor-type="paragraph" draw:z-index="3" draw:style-name="gr1" draw:text-style-name="P25" svg:width="0.212cm" svg:height="1.059cm" svg:x="3.224cm" svg:y="0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8"><text:tab/></text:span><text:span text:style-name="T18"><draw:frame draw:style-name="fr2" draw:name="Object1" text:anchor-type="as-char" svg:width="4.824cm" svg:height="1.0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5"/>
      <text:p text:style-name="P5"/>
      <text:p text:style-name="P5"/>
      <text:p text:style-name="P5"/>
      <text:p text:style-name="P6"><text:span text:style-name="T24">sgn(πσ) = sgn π ⋅ sgn σ</text:span></text:p>
      <text:p text:style-name="P6"><text:span text:style-name="T24"/></text:p>
      <text:p text:style-name="P6"><text:span text:style-name="T24">sgn π</text:span><text:span text:style-name="T2">−1</text:span><text:span text:style-name="T24"> = sgn π</text:span></text:p>
      <text:p text:style-name="P6"><text:span text:style-name="T24"/></text:p>
      <text:p text:style-name="P6"><text:span text:style-name="T24">sgn(σασ</text:span><text:span text:style-name="T2">−1</text:span><text:span text:style-name="T24">) = sgn α <text:tab/>samma paritet i hela konjugatklassen</text:span></text:p>
      <text:p text:style-name="P6"><text:span text:style-name="T24"><text:tab/><text:tab/><text:tab/><text:tab/>(det vill säga samma cykelstruktur).</text:span></text:p>
      <text:p text:style-name="P6"><text:span text:style-name="T24"/></text:p>
      <text:p text:style-name="P7"><text:span text:style-name="T25">sgn(x</text:span><text:span text:style-name="T12">1</text:span><text:span text:style-name="T25"> … x</text:span><text:span text:style-name="T12">κ</text:span><text:span text:style-name="T25">) = (−1)</text:span><text:span text:style-name="T3">k − 1</text:span></text:p>
      <text:p text:style-name="P7"><draw:line text:anchor-type="paragraph" draw:z-index="5" draw:style-name="gr2" draw:text-style-name="P25" svg:x1="4.441cm" svg:y1="0.023cm" svg:x2="4.6cm" svg:y2="1.452cm"><text:p/></draw:line><text:span text:style-name="T20"/></text:p>
      <text:p text:style-name="P7"><text:span text:style-name="T25"/></text:p>
      <text:p text:style-name="P7"><text:span text:style-name="T25"/></text:p>
      <text:p text:style-name="P7"><text:span text:style-name="T25"><text:tab/><text:tab/><text:tab/>(x</text:span><text:span text:style-name="T12">1</text:span><text:span text:style-name="T25"> … x</text:span><text:span text:style-name="T12">k</text:span><text:span text:style-name="T25">) = (x</text:span><text:span text:style-name="T12">1</text:span><text:span text:style-name="T25">x</text:span><text:span text:style-name="T12">k</text:span><text:span text:style-name="T25">)(x</text:span><text:span text:style-name="T12">1</text:span><text:span text:style-name="T25">x</text:span><text:span text:style-name="T12">k − 1</text:span><text:span text:style-name="T25">)…(x</text:span><text:span text:style-name="T12">1</text:span><text:span text:style-name="T25">x</text:span><text:span text:style-name="T12">2</text:span><text:span text:style-name="T25">)</text:span></text:p>
      <text:p text:style-name="P7"><draw:custom-shape text:anchor-type="paragraph" draw:z-index="4" draw:style-name="gr1" draw:text-style-name="P25" svg:width="0.424cm" svg:height="4.276cm" draw:transform="rotate (1.5707963267946) translate (6.30413888888889cm 0.493888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5"/></text:p>
      <text:p text:style-name="P7"><text:span text:style-name="T25"><text:tab/><text:tab/><text:tab/><text:tab/><text:tab/> <text:s text:c="6"/>k − 1 styck</text:span></text:p>
      <text:p text:style-name="P7"><text:span text:style-name="T25"/></text:p>
      <text:p text:style-name="P7"><text:span text:style-name="T25">Om π har typ </text:span><text:span text:style-name="T25"><draw:frame draw:style-name="fr3" draw:name="Object2" text:anchor-type="as-char" svg:y="-0.526cm" svg:width="3.073cm" svg:height="0.665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5"> är sgn π = </text:span><text:span text:style-name="T25"><draw:frame draw:style-name="fr3" draw:name="Object3" text:anchor-type="as-char" svg:y="-0.506cm" svg:width="2.332cm" svg:height="0.616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5"> = (−1)</text:span><text:span text:style-name="T3">n − c(π)</text:span></text:p>
      <text:p text:style-name="P7"><text:span text:style-name="T20"/></text:p>
      <text:p text:style-name="P7"><text:span text:style-name="T25"/></text:p>
      <text:p text:style-name="P7"><text:span text:style-name="T25"/></text:p>
      <text:p text:style-name="P7"><text:span text:style-name="T25"/></text:p>
      <text:p text:style-name="P7"><text:span text:style-name="T25">1)<text:tab/>φ, ψ </text:span><text:span text:style-name="T19">∈ S</text:span><text:span text:style-name="T10">n</text:span><text:span text:style-name="T19"> </text:span><text:span text:style-name="T25"><text:tab/>φ = </text:span><text:span text:style-name="T25"><draw:frame draw:style-name="fr2" draw:name="Object4" text:anchor-type="as-char" svg:width="5.214cm" svg:height="1.166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5">,</text:span></text:p>
      <text:p text:style-name="P7"><text:span text:style-name="T25"/></text:p>
      <text:p text:style-name="P7"><text:span text:style-name="T25"><text:tab/><text:tab/><text:tab/>ψ = </text:span><text:span text:style-name="T25"><draw:frame draw:style-name="fr2" draw:name="Object5" text:anchor-type="as-char" svg:width="5.214cm" svg:height="1.166cm" draw:z-index="9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7"><text:span text:style-name="T25"/></text:p>
      <text:p text:style-name="P7"><text:span text:style-name="T25"/></text:p>
      <text:p text:style-name="P7"><text:span text:style-name="T25"><text:tab/>a)<text:tab/>I cykeform:<text:tab/>φ = (1 6 4 5 2)(3 8 7),</text:span></text:p>
      <text:p text:style-name="P7"><text:span text:style-name="T25"><text:tab/><text:tab/><text:tab/><text:tab/>ψ = (1 7 3 4)(2 8 5)(6)</text:span></text:p>
      <text:p text:style-name="P7"><text:span text:style-name="T25"/></text:p>
      <text:p text:style-name="P7"><text:span text:style-name="T25"><text:tab/>b)<text:tab/>φψ i tvåradsform:</text:span></text:p>
      <text:p text:style-name="P7"><text:span text:style-name="T25"/></text:p>
      <text:p text:style-name="P7"><text:span text:style-name="T25"><text:tab/><text:tab/><text:tab/></text:span><text:span text:style-name="T25"><draw:frame draw:style-name="fr2" draw:name="Object6" text:anchor-type="as-char" svg:width="12.241cm" svg:height="1.75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1"><text:span text:style-name="T26"><text:tab/><text:tab/>i cykelform:</text:span></text:p>
      <text:p text:style-name="P8"><text:span text:style-name="T26"/></text:p>
      <text:p text:style-name="P8"><text:span text:style-name="T26"><text:tab/><text:tab/><text:tab/>φψ = (1 6 4 5 2)(3 8 7)(1 7 3 4)(2 8 5) = (1 3 5)(2 7 8)(4 6)</text:span></text:p>
      <text:p text:style-name="P8"><text:span text:style-name="T26"/></text:p>
      <text:p text:style-name="P8"><text:span text:style-name="T26"><text:tab/><text:tab/><text:tab/>ψφ = (1 7 3 4)(2 8 5)(1 6 4 5 2)(3 8 7) = (1 6)(2 7 4)(3 5 8)</text:span></text:p>
      <text:p text:style-name="P9"><text:span text:style-name="T27"/></text:p>
      <text:p text:style-name="P9"><text:span text:style-name="T27"><text:tab/><text:tab/><text:tab/>φ</text:span><text:span text:style-name="T4">−1</text:span><text:span text:style-name="T27"> = </text:span><text:span text:style-name="T27"><draw:frame draw:style-name="fr2" draw:name="Object7" text:anchor-type="as-char" svg:width="5.214cm" svg:height="1.166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7"> = (1 2 5 4 6)(3 7 8)</text:span></text:p>
      <text:p text:style-name="P9"><text:span text:style-name="T28"><text:tab/><text:tab/><text:tab/><text:tab/><text:tab/></text:span><text:span text:style-name="T27"><text:tab/><text:tab/><text:tab/><text:tab/>(eller (2 5 4 6 1)(7 8 3))</text:span></text:p>
      <text:p text:style-name="P9"><text:span text:style-name="T27"/></text:p>
      <text:p text:style-name="P9"><text:span text:style-name="T27"><text:tab/>c)</text:span></text:p>
      <text:p text:style-name="P9"><draw:custom-shape text:anchor-type="paragraph" draw:z-index="14" draw:style-name="gr1" draw:text-style-name="P25" svg:width="3.361cm" svg:height="4.239cm" svg:x="3.727cm" svg:y="0cm"><text:p/><draw:enhanced-geometry svg:viewBox="0 0 21600 21600" draw:glue-points="10800 0 0 10800 10800 21600 21600 10800" draw:path-stretchpoint-x="10800" draw:text-areas="?f8 ?f9 ?f10 ?f11" draw:type="bracket-pair" draw:modifiers="1482.52911813644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custom-shape text:anchor-type="paragraph" draw:z-index="15" draw:style-name="gr1" draw:text-style-name="P25" svg:width="2.149cm" svg:height="4.239cm" svg:x="9.966cm" svg:y="0cm"><text:p/><draw:enhanced-geometry svg:viewBox="0 0 21600 21600" draw:glue-points="10800 0 0 10800 10800 21600 21600 10800" draw:path-stretchpoint-x="10800" draw:text-areas="?f8 ?f9 ?f10 ?f11" draw:type="bracket-pair" draw:modifiers="1482.52911813644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line text:anchor-type="paragraph" draw:z-index="16" draw:style-name="gr3" draw:text-style-name="P25" svg:x1="2.484cm" svg:y1="4.655cm" svg:x2="3.892cm" svg:y2="2.916cm"><text:p/></draw:line><draw:line text:anchor-type="paragraph" draw:z-index="17" draw:style-name="gr3" draw:text-style-name="P25" svg:x1="8.754cm" svg:y1="4.734cm" svg:x2="10.146cm" svg:y2="3.464cm"><text:p/></draw:line><text:span text:style-name="T27"><text:tab/><text:tab/></text:span><text:span text:style-name="T27"><draw:frame draw:style-name="fr2" draw:name="Object8" text:anchor-type="as-char" svg:width="4.798cm" svg:height="4.24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7">,</text:span><text:span text:style-name="T28"><text:tab/></text:span><text:span text:style-name="T27"><text:tab/></text:span><text:span text:style-name="T27"><draw:frame draw:style-name="fr2" draw:name="Object9" text:anchor-type="as-char" svg:width="3.498cm" svg:height="4.24c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8">,</text:span></text:p>
      <text:p text:style-name="P9"><text:span text:style-name="T27"/></text:p>
      <text:p text:style-name="P10"><text:span text:style-name="T28"><text:tab/>rad 6<text:tab/><text:tab/><text:tab/><text:tab/><text:tab/>rad 7</text:span></text:p>
      <text:p text:style-name="P10"><text:span text:style-name="T28"/></text:p>
      <text:p text:style-name="P10"><text:span text:style-name="T28"/></text:p>
      <text:p text:style-name="P10"><draw:custom-shape text:anchor-type="paragraph" draw:z-index="19" draw:style-name="gr1" draw:text-style-name="P25" svg:width="2.144cm" svg:height="4.239cm" svg:x="3.859cm" svg:y="0cm"><text:p/><draw:enhanced-geometry svg:viewBox="0 0 21600 21600" draw:glue-points="10800 0 0 10800 10800 21600 21600 10800" draw:path-stretchpoint-x="10800" draw:text-areas="?f8 ?f9 ?f10 ?f11" draw:type="bracket-pair" draw:modifiers="1482.52911813644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text:span text:style-name="T28"><text:tab/><text:tab/></text:span><text:span text:style-name="T28"><draw:frame draw:style-name="fr2" draw:name="Object10" text:anchor-type="as-char" svg:width="5.362cm" svg:height="4.24cm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10"><text:span text:style-name="T28">2)<text:tab/>π ∈ S</text:span><text:span text:style-name="T13">9</text:span><text:span text:style-name="T28">:<text:tab/>π = </text:span><text:span text:style-name="T28"><draw:frame draw:style-name="fr2" draw:name="Object11" text:anchor-type="as-char" svg:width="5.863cm" svg:height="1.166cm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0"><text:span text:style-name="T28"/></text:p>
      <text:p text:style-name="P10"><text:span text:style-name="T28"><text:tab/>a)<text:tab/>o(π)?</text:span></text:p>
      <text:p text:style-name="P10"><text:span text:style-name="T28"/></text:p>
      <text:p text:style-name="P10"><text:span text:style-name="T28"><text:tab/><text:tab/>π i cykelform:<text:tab/>(1 7 2)(3 6 9 8)(4 5)</text:span></text:p>
      <text:p text:style-name="P10"><draw:custom-shape text:anchor-type="paragraph" draw:z-index="21" draw:style-name="gr1" draw:text-style-name="P25" svg:width="0.292cm" svg:height="1.348cm" draw:transform="rotate (1.5707963267946) translate (6.29531944444445cm 0.433916666666667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2" draw:style-name="gr1" draw:text-style-name="P25" svg:width="0.292cm" svg:height="1.698cm" draw:transform="rotate (1.5707963267946) translate (7.74523611111111cm 0.433916666666667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3" draw:style-name="gr1" draw:text-style-name="P25" svg:width="0.292cm" svg:height="0.927cm" draw:transform="rotate (1.5707963267946) translate (9.54793055555555cm 0.433916666666667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8"/></text:p>
      <text:p text:style-name="P10"><draw:line text:anchor-type="paragraph" draw:z-index="24" draw:style-name="gr2" draw:text-style-name="P25" svg:x1="6.082cm" svg:y1="0.953cm" svg:x2="6.77cm" svg:y2="0.45cm"><text:p/></draw:line><draw:line text:anchor-type="paragraph" draw:z-index="25" draw:style-name="gr2" draw:text-style-name="P25" svg:x1="6.77cm" svg:y1="0.953cm" svg:x2="8.358cm" svg:y2="0.45cm"><text:p/></draw:line><text:span text:style-name="T28"><text:tab/><text:tab/><text:tab/><text:tab/><text:tab/> <text:s text:c="3"/>3 <text:s text:c="9"/>4 <text:s text:c="8"/>2</text:span></text:p>
      <text:p text:style-name="P10"><draw:line text:anchor-type="paragraph" draw:z-index="26" draw:style-name="gr2" draw:text-style-name="P25" svg:x1="7.325cm" svg:y1="0.458cm" svg:x2="9.812cm" svg:y2="0.035cm"><text:p/></draw:line><text:span text:style-name="T28"/></text:p>
      <text:p text:style-name="P10"><text:span text:style-name="T28"><text:tab/><text:tab/>Så o(π) = mgm(3, 4, 2) = 12</text:span></text:p>
      <text:p text:style-name="P22"><text:span text:style-name="T28"><text:tab/>b)<text:tab/>π som en produkt av transpositioner:<text:tab/>(varje cykel <text:s/>för sig)</text:span></text:p>
      <text:p text:style-name="P10"><text:span text:style-name="T28"/></text:p>
      <text:p text:style-name="P10"><text:span text:style-name="T28"><text:tab/><text:tab/>π = (1 2)(1 7)(3 8)(3 9)(3 6)(4 5),<text:tab/>6 stycken transpositioner.</text:span></text:p>
      <text:p text:style-name="P10"><text:span text:style-name="T28"/></text:p>
      <text:p text:style-name="P11"><text:span text:style-name="T29"><text:tab/><text:tab/>Så sgn π = (−1)</text:span><text:span text:style-name="T5">6</text:span><text:span text:style-name="T29"> = 1, <text:s/>π är en jämn permutation.</text:span></text:p>
      <text:p text:style-name="P11"><text:span text:style-name="T29"><text:tab/><text:tab/>Kan också ses:</text:span></text:p>
      <text:p text:style-name="P11"><text:span text:style-name="T29"/></text:p>
      <text:p text:style-name="P11"><text:span text:style-name="T29"><text:tab/><text:tab/><text:tab/>sgn π<text:tab/>= </text:span><text:span text:style-name="T29"><draw:frame draw:style-name="fr3" draw:name="Object12" text:anchor-type="as-char" svg:y="-0.533cm" svg:width="2.411cm" svg:height="0.616cm" draw:z-index="2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9"> = (−1)</text:span><text:span text:style-name="T5">1 + 1</text:span><text:span text:style-name="T29"> = 1</text:span></text:p>
      <text:p text:style-name="P11"><text:span text:style-name="T29"/></text:p>
      <text:p text:style-name="P11"><text:span text:style-name="T29"><text:tab/><text:tab/><text:tab/><text:tab/>= (−1)</text:span><text:span text:style-name="T5">n − c(π)</text:span><text:span text:style-name="T29"> = (−1)</text:span><text:span text:style-name="T5">n − 3</text:span><text:span text:style-name="T29"> = 1</text:span></text:p>
      <text:p text:style-name="P11"><text:span text:style-name="T29"/></text:p>
      <text:p text:style-name="P11"><text:span text:style-name="T29"/></text:p>
      <text:p text:style-name="P11"><text:span text:style-name="T29"/></text:p>
      <text:p text:style-name="P11"><text:span text:style-name="T29"/></text:p>
      <text:p text:style-name="P11"><text:span text:style-name="T29">3)<text:tab/>π = (1 7 2)(3 6 9 8)(4 5)<text:tab/>från förra uppgiften.</text:span></text:p>
      <text:p text:style-name="P11"><text:span text:style-name="T29"><text:tab/>σ = (1 5 3 9 6 8)(2 4)</text:span></text:p>
      <text:p text:style-name="P11"><text:span text:style-name="T29"/></text:p>
      <text:p text:style-name="P11"><text:span text:style-name="T29"><text:tab/>Vi söker χ, ψ så att πχ = σ, ψπ = σ.</text:span></text:p>
      <text:p text:style-name="P11"><text:span text:style-name="T29"/></text:p>
      <text:p text:style-name="P11"><text:span text:style-name="T29"/></text:p>
      <text:p text:style-name="P11"><text:span text:style-name="T29"/></text:p>
      <text:p text:style-name="P12"><text:span text:style-name="T30"><text:tab/>χ = π</text:span><text:span text:style-name="T6">−1</text:span><text:span text:style-name="T30">σ = (1 2 7)(3 8 9 6)(4 5)(1 5 3 9 6 8)(2 4) = (1 4 7)(2 5 8)(3 6 9)</text:span></text:p>
      <text:p text:style-name="P12"><draw:custom-shape text:anchor-type="paragraph" draw:z-index="28" draw:style-name="gr1" draw:text-style-name="P25" svg:width="0.412cm" svg:height="4.213cm" draw:transform="rotate (1.5707963267946) translate (3.64243055555556cm 0.47625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30"/></text:p>
      <text:p text:style-name="P12"><text:span text:style-name="T30"><text:tab/><text:tab/><text:tab/><text:tab/> <text:s text:c="3"/>π</text:span><text:span text:style-name="T6">−1</text:span></text:p>
      <text:p text:style-name="P12"><text:span text:style-name="T21"/></text:p>
      <text:p text:style-name="P12"><text:span text:style-name="T30"><text:tab/>ψ = σπ</text:span><text:span text:style-name="T6">−1</text:span><text:span text:style-name="T30"> = (1 5 3 9 6 8)(2 4)(1 2 7)(3 8 9 6)(4 5) = (1 4 3)(2 7 5)(6 9 8)</text:span></text:p>
      <text:p text:style-name="P12"><text:span text:style-name="T30"/></text:p>
      <text:p text:style-name="P12"><text:span text:style-name="T30"><text:tab/>χψ konjugerade, ψ = πχπ</text:span><text:span text:style-name="T6">−1</text:span></text:p>
      <text:p text:style-name="P12"><text:span text:style-name="T30"/></text:p>
      <text:p text:style-name="P12"><text:span text:style-name="T31"/></text:p>
      <text:p text:style-name="P13"><text:span text:style-name="T31"/></text:p>
      <text:p text:style-name="P13"><text:span text:style-name="T31"/></text:p>
      <text:p text:style-name="P13"><text:span text:style-name="T31">4)<text:tab/>“Patiensen”</text:span></text:p>
      <text:p text:style-name="P13"><text:span text:style-name="T31"/></text:p>
      <text:p text:style-name="P13"><draw:line text:anchor-type="paragraph" draw:z-index="34" draw:style-name="gr3" draw:text-style-name="P25" svg:x1="11.141cm" svg:y1="1.053cm" svg:x2="12.543cm" svg:y2="1.053cm"><text:p/></draw:line><draw:line text:anchor-type="paragraph" draw:z-index="33" draw:style-name="gr3" draw:text-style-name="P25" svg:x1="7.299cm" svg:y1="1.053cm" svg:x2="8.701cm" svg:y2="1.053cm"><text:p/></draw:line><draw:line text:anchor-type="paragraph" draw:z-index="32" draw:style-name="gr3" draw:text-style-name="P25" svg:x1="3.791cm" svg:y1="1.053cm" svg:x2="5.236cm" svg:y2="1.053cm"><text:p/></draw:line><text:span text:style-name="T31"><text:tab/></text:span><text:span text:style-name="T31"><draw:frame draw:style-name="fr2" draw:name="Object13" text:anchor-type="as-char" svg:width="2.462cm" svg:height="2.12cm" draw:z-index="2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1"><text:tab/><text:tab/> <text:s/></text:span><text:span text:style-name="T31"><draw:frame draw:style-name="fr2" draw:name="Object14" text:anchor-type="as-char" svg:width="1.923cm" svg:height="2.12cm" draw:z-index="3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1"><text:tab/><text:tab/></text:span><text:span text:style-name="T31"><draw:frame draw:style-name="fr2" draw:name="Object15" text:anchor-type="as-char" svg:width="2.193cm" svg:height="2.12cm" draw:z-index="31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1"><text:tab/><text:tab/> <text:s/>⋅ ⋅ ⋅</text:span></text:p>
      <text:p text:style-name="P13"><text:span text:style-name="T31"/></text:p>
      <text:p text:style-name="P13"><text:span text:style-name="T31"><text:tab/>a)<text:tab/>π(i) = j om kortet i position i hamnar i position j.</text:span></text:p>
      <text:p text:style-name="P13"><text:span text:style-name="T31"/></text:p>
      <text:p text:style-name="P13"><text:span text:style-name="T31"><text:tab/><text:tab/>π ∈ S</text:span><text:span text:style-name="T14">12</text:span><text:span text:style-name="T31"><text:tab/>π = (1)(2 4 10 6 5)(3 7 8 11 9)(12)</text:span></text:p>
      <text:p text:style-name="P13"><text:span text:style-name="T31"/></text:p>
      <text:p text:style-name="P13"><text:span text:style-name="T31"><text:tab/><text:tab/>Upprepat n gånger fås π</text:span><text:span text:style-name="T7">n</text:span><text:span text:style-name="T31">, första gången vi kommer tillbaka</text:span></text:p>
      <text:p text:style-name="P13"><text:span text:style-name="T31"><text:tab/><text:tab/>till något läge är efter o(π) gånger, det vill säga 5 gånger.</text:span></text:p>
      <text:p text:style-name="P23"><text:span text:style-name="T31"><text:tab/>b)<text:tab/>Med positionerna <text:s/>0, 1, 2, …, 11 <text:s/>istället.</text:span></text:p>
      <text:p text:style-name="P13"><text:span text:style-name="T31"/></text:p>
      <text:p text:style-name="P13"><text:span text:style-name="T31"><text:tab/><text:tab/>π = (0)(1 3 9 5 4)(2 6 7 10 8)(11)</text:span></text:p>
      <text:p text:style-name="P13"><text:span text:style-name="T31"/></text:p>
      <text:p text:style-name="P14"><text:span text:style-name="T32"><text:tab/><text:tab/>Det vill säga π(i) </text:span><text:span text:style-name="T33">=</text:span><text:span text:style-name="T32"> 3i (mod 11)<text:tab/>(förutom för (11))</text:span></text:p>
      <text:p text:style-name="P14"><text:span text:style-name="T32"/></text:p>
      <text:p text:style-name="P14"><text:span text:style-name="T32"><text:tab/><text:tab/>så o(π) = o(3) i U(ℤ</text:span><text:span text:style-name="T15">11</text:span><text:span text:style-name="T32">)</text:span></text:p>
      <text:p text:style-name="P14"><text:span text:style-name="T32"/></text:p>
      <text:p text:style-name="P14"><text:span text:style-name="T32"><text:tab/><text:tab/><text:tab/><text:tab/><text:tab/>|U(ℤ</text:span><text:span text:style-name="T15">11</text:span><text:span text:style-name="T32">)| = 10 så o(3) = 1, 2, 5 eller 10.</text:span></text:p>
      <text:p text:style-name="P14"><text:span text:style-name="T32"/></text:p>
      <text:p text:style-name="P14"><text:span text:style-name="T32"><text:tab/><text:tab/>3</text:span><text:span text:style-name="T8">1</text:span><text:span text:style-name="T32"> = 3, <text:s/>3</text:span><text:span text:style-name="T8">2</text:span><text:span text:style-name="T32"> = 9, <text:s/>3</text:span><text:span text:style-name="T8">5</text:span><text:span text:style-name="T32"> = 1</text:span></text:p>
      <text:p text:style-name="P14"><text:span text:style-name="T32"/></text:p>
      <text:p text:style-name="P14"><text:span text:style-name="T32"><text:tab/><text:tab/>o(π) = o(3) = 5</text:span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/></text:p>
      <text:p text:style-name="P14"><text:span text:style-name="T32"><text:tab/>c)<text:tab/>m rader, <text:s/>n kolonner</text:span></text:p>
      <text:p text:style-name="P14"><text:span text:style-name="T32"/></text:p>
      <text:p text:style-name="P14"><text:span text:style-name="T32"><text:tab/><text:tab/></text:span><text:span text:style-name="T32"><draw:frame draw:style-name="fr2" draw:name="Object16" text:anchor-type="as-char" svg:width="6.481cm" svg:height="2.662cm" draw:z-index="3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2"> <text:s/></text:span><text:span text:style-name="T33"><text:s text:c="2"/></text:span><text:span text:style-name="T32">↦</text:span><text:span text:style-name="T33"> <text:s/></text:span><text:span text:style-name="T32"><text:s text:c="2"/></text:span><text:span text:style-name="T32"><draw:frame draw:style-name="fr2" draw:name="Object17" text:anchor-type="as-char" svg:width="5.569cm" svg:height="2.662cm" draw:z-index="3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4"><text:span text:style-name="T32"/></text:p>
      <text:p text:style-name="P15"><text:span text:style-name="T33"><text:tab/><text:tab/>“Tydligen” π(i) = ni (mod mn − 1)<text:tab/><text:tab/>m </text:span><text:span text:style-name="T32">↦</text:span><text:span text:style-name="T33"> 1</text:span></text:p>
      <text:p text:style-name="P15"><text:span text:style-name="T33"/></text:p>
      <text:p text:style-name="P15"><text:span text:style-name="T33"><text:tab/><text:tab/>Ty 0 </text:span><text:span text:style-name="T32">↦</text:span><text:span text:style-name="T33"> 0, ökar med n för varje steg till m − 1 </text:span><text:span text:style-name="T32">↦</text:span><text:span text:style-name="T33"> (m − 1)n</text:span></text:p>
      <text:p text:style-name="P15"><text:span text:style-name="T33"/></text:p>
      <text:p text:style-name="P15"><text:span text:style-name="T33"><text:tab/><text:tab/>Så o(π) = o(n) i U(ℤ</text:span><text:span text:style-name="T16">mn − 1</text:span><text:span text:style-name="T33">).</text:span></text:p>
      <text:p text:style-name="P15"><text:span text:style-name="T33"/></text:p>
      <text:p text:style-name="P15"><text:span text:style-name="T33"/></text:p>
      <text:p text:style-name="P15"><text:span text:style-name="T33"/></text:p>
      <text:p text:style-name="P15"><text:span text:style-name="T33"/></text:p>
      <text:p text:style-name="P15"><text:span text:style-name="T33"/></text:p>
      <text:p text:style-name="P15"><text:span text:style-name="T33"><text:tab/>d)<text:tab/>Riffelblanding av en kortlek</text:span></text:p>
      <text:p text:style-name="P15"><text:span text:style-name="T33"/></text:p>
      <text:p text:style-name="P15"><text:span text:style-name="T33"><text:tab/><text:tab/>0 <text:s/>1<text:tab/><text:tab/> 0 <text:s text:c="2"/>26<text:tab/><text:tab/>0<text:tab/><text:tab/>0</text:span></text:p>
      <text:p text:style-name="P15"><text:span text:style-name="T33"><text:tab/><text:tab/><text:tab/><text:tab/> <text:s text:c="2"/>↙<text:tab/><text:tab/><text:tab/>1<text:tab/><text:tab/>26</text:span></text:p>
      <text:p text:style-name="P15"><text:span text:style-name="T33"><text:tab/><text:tab/>2 <text:s/>3<text:tab/><text:tab/> 1 <text:s text:c="2"/>27<text:tab/><text:tab/>2<text:tab/></text:span><text:span text:style-name="T32">↦</text:span><text:span text:style-name="T33"><text:tab/>1</text:span></text:p>
      <text:p text:style-name="P15"><text:span text:style-name="T33"><text:tab/><text:tab/><text:tab/> <text:s/></text:span><text:span text:style-name="T32">↦</text:span><text:span text:style-name="T33"><text:tab/> <text:s text:c="2"/>↙<text:tab/><text:tab/><text:tab/>3<text:tab/><text:tab/>27</text:span></text:p>
      <text:p text:style-name="P15"><text:span text:style-name="T33"><text:tab/><text:tab/>4 <text:s/>5<text:tab/><text:tab/> 2 <text:s text:c="2"/>28 <text:s text:c="16"/>⋮<text:tab/><text:tab/>3</text:span></text:p>
      <text:p text:style-name="P15"><text:span text:style-name="T33"><text:tab/><text:tab/><text:tab/><text:tab/> <text:s text:c="2"/>↙<text:tab/><text:tab/><text:tab/><text:tab/><text:tab/>28</text:span></text:p>
      <text:p text:style-name="P15"><text:span text:style-name="T33"><text:tab/><text:tab/> ⋮<text:tab/><text:tab/><text:tab/><text:tab/><text:tab/><text:tab/><text:tab/>⋮</text:span></text:p>
      <text:p text:style-name="P15"><text:span text:style-name="T33"/></text:p>
      <text:p text:style-name="P24"><text:span text:style-name="T33"><text:tab/><text:tab/>Fallet med samma kort överst och underst hela tiden:</text:span></text:p>
      <text:p text:style-name="P15"><text:span text:style-name="T33"/></text:p>
      <text:p text:style-name="P15"><text:span text:style-name="T33"><text:tab/><text:tab/><text:tab/>m = 25, <text:s/>n = 2 <text:s/>ovan, det vill säga π(i) = 2i (mod 51)</text:span></text:p>
      <text:p text:style-name="P15"><text:span text:style-name="T33"/></text:p>
      <text:p text:style-name="P15"><text:span text:style-name="T33"><text:tab/><text:tab/><text:tab/>Antalet gånger riffelblandningen måste upprepas för</text:span></text:p>
      <text:p text:style-name="P15"><text:span text:style-name="T33"><text:tab/><text:tab/><text:tab/>att ge samma läge.</text:span></text:p>
      <text:p text:style-name="P15"><text:span text:style-name="T33"/></text:p>
      <text:p text:style-name="P15"><text:span text:style-name="T33"><text:tab/><text:tab/><text:tab/>o(π) = o(2) i U(ℤ</text:span><text:span text:style-name="T16">51</text:span><text:span text:style-name="T33">) = {x ∈ ℤ</text:span><text:span text:style-name="T16">51</text:span><text:span text:style-name="T33"> | sgd(x; 51) = 1}</text:span></text:p>
      <text:p text:style-name="P15"><draw:line text:anchor-type="paragraph" draw:z-index="37" draw:style-name="gr2" draw:text-style-name="P25" svg:x1="12.405cm" svg:y1="0.014cm" svg:x2="13.146cm" svg:y2="0.728cm"><text:p/></draw:line><text:span text:style-name="T33"/></text:p>
      <text:p text:style-name="P16"><draw:line text:anchor-type="paragraph" draw:z-index="38" draw:style-name="gr2" draw:text-style-name="P25" svg:x1="6.955cm" svg:y1="0.261cm" svg:x2="6.241cm" svg:y2="1.028cm"><text:p/></draw:line><text:span text:style-name="T34"><text:tab/><text:tab/><text:tab/><text:tab/><text:tab/> <text:s text:c="5"/>= </text:span><text:span text:style-name="T33">ℤ</text:span><text:span text:style-name="T16">51</text:span><text:span text:style-name="T34"><text:tab/><text:tab/><text:tab/><text:tab/> <text:s text:c="4"/>= 3⋅17</text:span></text:p>
      <text:p text:style-name="P16"><text:span text:style-name="T34"/></text:p>
      <text:p text:style-name="P16"><text:span text:style-name="T34"><text:tab/><text:tab/><text:tab/>|</text:span><text:span text:style-name="T33">U(ℤ</text:span><text:span text:style-name="T16">51</text:span><text:span text:style-name="T33">)</text:span><text:span text:style-name="T34">| = |x| − |A| − |B| + |A ∩ B| = 51 − 17 − 3 + 1 = 32</text:span></text:p>
      <text:p text:style-name="P16"><draw:custom-shape text:anchor-type="paragraph" draw:z-index="39" draw:style-name="gr1" draw:text-style-name="P25" svg:width="0.477cm" svg:height="4.398cm" draw:transform="rotate (1.5707963267946) translate (6.63222222222222cm 0.504472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34"/></text:p>
      <text:p text:style-name="P16"><text:span text:style-name="T34"><text:tab/><text:tab/><text:tab/><text:tab/><text:tab/><text:tab/> <text:s/>−|A ∪ B|</text:span></text:p>
      <text:p text:style-name="P16"><text:span text:style-name="T34"/></text:p>
      <text:p text:style-name="P16"><text:span text:style-name="T34"><text:tab/><text:tab/><text:tab/><text:tab/>A — de som är delbara med 3</text:span></text:p>
      <text:p text:style-name="P16"><text:span text:style-name="T34"><text:tab/><text:tab/><text:tab/><text:tab/>B — de som är delbara med 17</text:span></text:p>
      <text:p text:style-name="P16"><text:span text:style-name="T34"/></text:p>
      <text:p text:style-name="P16"><text:span text:style-name="T34"/></text:p>
      <text:p text:style-name="P16"><text:span text:style-name="T34"><text:tab/><text:tab/><text:tab/>o(2) i U(</text:span><text:span text:style-name="T33">ℤ</text:span><text:span text:style-name="T16">51</text:span><text:span text:style-name="T34">) är alltså 1, 2, 4, 8, 16 eller 32.</text:span></text:p>
      <text:p text:style-name="P16"><text:span text:style-name="T34"/></text:p>
      <text:p text:style-name="P16"><text:span text:style-name="T34"><text:tab/><text:tab/><text:tab/><text:tab/>2</text:span><text:span text:style-name="T9">1</text:span><text:span text:style-name="T34"> = 2, <text:s/>2</text:span><text:span text:style-name="T9">2</text:span><text:span text:style-name="T34"> = 4, <text:s/>2</text:span><text:span text:style-name="T9">4</text:span><text:span text:style-name="T34"> = 16, <text:s/>2</text:span><text:span text:style-name="T9">8</text:span><text:span text:style-name="T34"> = 256 = 1 (mod 51)</text:span></text:p>
      <text:p text:style-name="P16"><text:span text:style-name="T34"/></text:p>
      <text:p text:style-name="P16"><text:span text:style-name="T34"><text:tab/><text:tab/><text:tab/><text:tab/>så o(2) = 8 och</text:span></text:p>
      <text:p text:style-name="P16"><text:span text:style-name="T34"><text:tab/><text:tab/><text:tab/><text:tab/>8 riffelblandningar av denna typ leder tillbaks.</text:span></text:p>
      <text:p text:style-name="P16"><text:span text:style-name="T34"/></text:p>
      <text:p text:style-name="P16"><text:span text:style-name="T34"/></text:p>
      <text:p text:style-name="P16"><text:span text:style-name="T34"><text:tab/><text:tab/>Fall 2:<text:tab/></text:span></text:p>
      <text:p text:style-name="P16"><text:span text:style-name="T34"><text:tab/><text:tab/><text:tab/>Inget kort orörligt. Fallet m = 22, n = 2.</text:span></text:p>
      <text:p text:style-name="P16"><text:span text:style-name="T34"><text:tab/><text:tab/><text:tab/>(Fiktiva kort överst och underst.)</text:span></text:p>
      <text:p text:style-name="P16"><text:span text:style-name="T34"/></text:p>
      <text:p text:style-name="P16"><text:span text:style-name="T34"><text:tab/><text:tab/><text:tab/>Antalet upprepningar till ursprungsläget:</text:span></text:p>
      <text:p text:style-name="P16"><text:span text:style-name="T34"/></text:p>
      <text:p text:style-name="P16"><text:span text:style-name="T34"><text:tab/><text:tab/><text:tab/>Detta fall:<text:tab/>o(2) i </text:span><text:span text:style-name="T33">U(ℤ</text:span><text:span text:style-name="T16">5</text:span><text:span text:style-name="T17">4 − 1</text:span><text:span text:style-name="T33">)</text:span><text:span text:style-name="T34"> = </text:span><text:span text:style-name="T33">U(ℤ</text:span><text:span text:style-name="T16">5</text:span><text:span text:style-name="T17">3</text:span><text:span text:style-name="T33">)</text:span><text:span text:style-name="T34"><text:tab/><text:tab/>{53, primtal}</text:span></text:p>
      <text:p text:style-name="P16"><text:span text:style-name="T34"/></text:p>
      <text:p text:style-name="P16"><text:span text:style-name="T34"><text:tab/><text:tab/><text:tab/><text:tab/><text:tab/>o(2) \ |</text:span><text:span text:style-name="T33">U(ℤ</text:span><text:span text:style-name="T16">5</text:span><text:span text:style-name="T17">3</text:span><text:span text:style-name="T33">)</text:span><text:span text:style-name="T34">| = 52 = 2</text:span><text:span text:style-name="T9">2</text:span><text:span text:style-name="T34"> ⋅ 13</text:span></text:p>
      <text:p text:style-name="P16"><text:span text:style-name="T34"/></text:p>
      <text:p text:style-name="P16"><text:span text:style-name="T34"><text:tab/><text:tab/><text:tab/><text:tab/><text:tab/>Så<text:tab/>o(2) = 1, 2, 4, 13, 26, 52</text:span></text:p>
      <text:p text:style-name="P16"><text:span text:style-name="T34"><text:tab/><text:tab/><text:tab/><text:tab/><text:tab/><text:tab/>o(2) = 52</text:span></text:p>
      <text:p text:style-name="P16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4-19T19:23:50</dc:date>
    <dc:creator>Mattias </dc:creator>
    <meta:editing-duration>PT60H34M35S</meta:editing-duration>
    <meta:editing-cycles>68</meta:editing-cycles>
    <meta:generator>OpenOffice.org/3.2$Unix OpenOffice.org_project/320m19$Build-9505</meta:generator>
    <meta:document-statistic meta:table-count="0" meta:image-count="2" meta:object-count="17" meta:page-count="6" meta:paragraph-count="107" meta:word-count="858" meta:character-count="3600"/>
  </office:meta>
</office:document-meta>
</file>

<file path=Object 1/content.xml><?xml version="1.0" encoding="utf-8"?>
<math xmlns="http://www.w3.org/1998/Math/MathML">
  <semantics>
    <mrow>
      <mrow>
        <mtext/>
        <mi mathvariant="normal">=</mi>
        <mi/>
      </mrow>
      <msup>
        <mrow>
          <mo stretchy="false">(</mo>
          <mrow>
            <mi mathvariant="normal">−</mi>
            <mn>1</mn>
          </mrow>
          <mo stretchy="false">)</mo>
        </mrow>
        <mi mathvariant="normal">r</mi>
      </msup>
      <mrow>
        <mi/>
        <mi mathvariant="normal">=</mi>
        <mi/>
      </mrow>
      <mtable>
        <mtr>
          <mtd>
            <mn>1</mn>
          </mtd>
          <mtd>
            <mrow>
              <mi mathvariant="normal">π</mi>
              <mi/>
              <mi>jämn</mi>
            </mrow>
          </mtd>
        </mtr>
        <mtr>
          <mtd>
            <mrow>
              <mi mathvariant="normal">−</mi>
              <mn>1</mn>
            </mrow>
          </mtd>
          <mtd>
            <mrow>
              <mi mathvariant="normal">π</mi>
              <mi/>
              <mi>udda</mi>
            </mrow>
          </mtd>
        </mtr>
      </mtable>
    </mrow>
    <annotation encoding="StarMath 5.0">""=` (-1)^r `=` ~~ matrix{1 # π `jämn ## -1 # π `udda}</annotation>
  </semantics>
</math>
</file>

<file path=Object 10/content.xml><?xml version="1.0" encoding="utf-8"?>
<math xmlns="http://www.w3.org/1998/Math/MathML">
  <semantics>
    <mrow>
      <msub>
        <mstyle mathvariant="bold">
          <mrow>
            <mi mathvariant="normal">M</mi>
          </mrow>
        </mstyle>
        <mi>φψ</mi>
      </msub>
      <mrow>
        <mi/>
        <mi mathvariant="normal">=</mi>
        <mi/>
      </mrow>
      <mtable>
        <mtr>
          <mtd>
            <mn>0</mn>
          </mtd>
          <mtd>
            <mtext/>
          </mtd>
        </mtr>
        <mtr>
          <mtd>
            <mn>0</mn>
          </mtd>
          <mtd>
            <mtext/>
          </mtd>
        </mtr>
        <mtr>
          <mtd>
            <mn>1</mn>
          </mtd>
          <mtd>
            <mtext/>
          </mtd>
        </mtr>
        <mtr>
          <mtd>
            <mn>0</mn>
          </mtd>
          <mtd>
            <mtext>.  .  .</mtext>
          </mtd>
        </mtr>
        <mtr>
          <mtd>
            <mn>0</mn>
          </mtd>
          <mtd>
            <mtext/>
          </mtd>
        </mtr>
        <mtr>
          <mtd>
            <mn>0</mn>
          </mtd>
          <mtd>
            <mtext/>
          </mtd>
        </mtr>
        <mtr>
          <mtd>
            <mn>0</mn>
          </mtd>
          <mtd>
            <mtext/>
          </mtd>
        </mtr>
        <mtr>
          <mtd>
            <mn>0</mn>
          </mtd>
          <mtd>
            <mtext/>
          </mtd>
        </mtr>
      </mtable>
      <mrow>
        <mi/>
        <mi mathvariant="normal">=</mi>
        <mi/>
      </mrow>
      <msub>
        <mstyle mathvariant="bold">
          <mrow>
            <mi mathvariant="normal">M</mi>
          </mrow>
        </mstyle>
        <mi mathvariant="normal">φ</mi>
      </msub>
      <msub>
        <mstyle mathvariant="bold">
          <mrow>
            <mi mathvariant="normal">M</mi>
          </mrow>
        </mstyle>
        <mi mathvariant="normal">ψ</mi>
      </msub>
    </mrow>
    <annotation encoding="StarMath 5.0">{bold M}_φψ `=` ~~ matrix{

0 # "" ##
0 # "" ##
1 # "" ##
0 # ".  .  ." ##
0 # "" ##
0 # "" ##
0 # "" ##
0 # ""

}~~ `=` {bold M}_φ {bold M}_ψ</annotation>
  </semantics>
</math>
</file>

<file path=Object 11/content.xml><?xml version="1.0" encoding="utf-8"?>
<math xmlns="http://www.w3.org/1998/Math/MathML">
  <semantics>
    <mfenced open="" close="">
      <mtable>
        <mtr>
          <mtd>
            <mn>1</mn>
          </mtd>
          <mtd>
            <mn>2</mn>
          </mtd>
          <mtd>
            <mn>3</mn>
          </mtd>
          <mtd>
            <mn>4</mn>
          </mtd>
          <mtd>
            <mn>5</mn>
          </mtd>
          <mtd>
            <mn>6</mn>
          </mtd>
          <mtd>
            <mn>7</mn>
          </mtd>
          <mtd>
            <mn>8</mn>
          </mtd>
          <mtd>
            <mn>9</mn>
          </mtd>
        </mtr>
        <mtr>
          <mtd>
            <mn>7</mn>
          </mtd>
          <mtd>
            <mn>1</mn>
          </mtd>
          <mtd>
            <mn>6</mn>
          </mtd>
          <mtd>
            <mn>5</mn>
          </mtd>
          <mtd>
            <mn>4</mn>
          </mtd>
          <mtd>
            <mn>9</mn>
          </mtd>
          <mtd>
            <mn>2</mn>
          </mtd>
          <mtd>
            <mn>3</mn>
          </mtd>
          <mtd>
            <mn>8</mn>
          </mtd>
        </mtr>
      </mtable>
    </mfenced>
    <annotation encoding="StarMath 5.0">left ( matrix{1 # 2 # 3 # 4 # 5 # 6 # 7 # 8 # 9 ## 7 # 1 # 6 # 5 # 4 # 9 # 2 # 3 # 8} right )</annotation>
  </semantics>
</math>
</file>

<file path=Object 12/content.xml><?xml version="1.0" encoding="utf-8"?>
<math xmlns="http://www.w3.org/1998/Math/MathML">
  <semantics>
    <msup>
      <mrow>
        <mo stretchy="false">(</mo>
        <mrow>
          <mi mathvariant="normal">−</mi>
          <mn>1</mn>
        </mrow>
        <mo stretchy="false">)</mo>
      </mrow>
      <mrow>
        <msub>
          <mi mathvariant="normal">α</mi>
          <mstyle mathsize="125%">
            <mrow>
              <mn>2</mn>
            </mrow>
          </mstyle>
        </msub>
        <mrow>
          <mi/>
          <mo stretchy="false">+</mo>
          <mi/>
        </mrow>
        <msub>
          <mi mathvariant="normal">α</mi>
          <mstyle mathsize="125%">
            <mrow>
              <mn>4</mn>
            </mrow>
          </mstyle>
        </msub>
        <mrow>
          <mi/>
          <mo stretchy="false">+</mo>
          <mi/>
        </mrow>
        <mi mathvariant="normal">…</mi>
      </mrow>
    </msup>
    <annotation encoding="StarMath 5.0">(-1)^{α_{size * 1.25 2} `+` α_{size * 1.25 4} `+` …}</annotation>
  </semantics>
</math>
</file>

<file path=Object 13/content.xml><?xml version="1.0" encoding="utf-8"?>
<math xmlns="http://www.w3.org/1998/Math/MathML">
  <semantics>
    <mtable>
      <mtr>
        <mtd>
          <mn>1</mn>
        </mtd>
        <mtd>
          <mn>2</mn>
        </mtd>
        <mtd>
          <mn>3</mn>
        </mtd>
      </mtr>
      <mtr>
        <mtd>
          <mn>4</mn>
        </mtd>
        <mtd>
          <mn>5</mn>
        </mtd>
        <mtd>
          <mn>6</mn>
        </mtd>
      </mtr>
      <mtr>
        <mtd>
          <mn>7</mn>
        </mtd>
        <mtd>
          <mn>8</mn>
        </mtd>
        <mtd>
          <mn>9</mn>
        </mtd>
      </mtr>
      <mtr>
        <mtd>
          <mn>10</mn>
        </mtd>
        <mtd>
          <mn>11</mn>
        </mtd>
        <mtd>
          <mn>12</mn>
        </mtd>
      </mtr>
    </mtable>
    <annotation encoding="StarMath 5.0">matrix {
1 # 2 # 3 ##
4 # 5 # 6 ##
7 # 8 # 9 ##
10 # 11 # 12
}</annotation>
  </semantics>
</math>
</file>

<file path=Object 14/content.xml><?xml version="1.0" encoding="utf-8"?>
<math xmlns="http://www.w3.org/1998/Math/MathML">
  <semantics>
    <mtable>
      <mtr>
        <mtd>
          <mn>1</mn>
        </mtd>
        <mtd>
          <mn>5</mn>
        </mtd>
        <mtd>
          <mn>9</mn>
        </mtd>
      </mtr>
      <mtr>
        <mtd>
          <mn>2</mn>
        </mtd>
        <mtd>
          <mn>6</mn>
        </mtd>
        <mtd>
          <mn>10</mn>
        </mtd>
      </mtr>
      <mtr>
        <mtd>
          <mn>3</mn>
        </mtd>
        <mtd>
          <mn>7</mn>
        </mtd>
        <mtd>
          <mn>11</mn>
        </mtd>
      </mtr>
      <mtr>
        <mtd>
          <mn>4</mn>
        </mtd>
        <mtd>
          <mn>8</mn>
        </mtd>
        <mtd>
          <mn>12</mn>
        </mtd>
      </mtr>
    </mtable>
    <annotation encoding="StarMath 5.0">matrix {
1 # 5 # 9 ##
2 # 6 # 10 ##
3 # 7 # 11 ##
4 # 8 # 12
}</annotation>
  </semantics>
</math>
</file>

<file path=Object 15/content.xml><?xml version="1.0" encoding="utf-8"?>
<math xmlns="http://www.w3.org/1998/Math/MathML">
  <semantics>
    <mtable>
      <mtr>
        <mtd>
          <mn>1</mn>
        </mtd>
        <mtd>
          <mn>6</mn>
        </mtd>
        <mtd>
          <mn>11</mn>
        </mtd>
      </mtr>
      <mtr>
        <mtd>
          <mn>5</mn>
        </mtd>
        <mtd>
          <mn>10</mn>
        </mtd>
        <mtd>
          <mn>4</mn>
        </mtd>
      </mtr>
      <mtr>
        <mtd>
          <mn>9</mn>
        </mtd>
        <mtd>
          <mn>3</mn>
        </mtd>
        <mtd>
          <mn>8</mn>
        </mtd>
      </mtr>
      <mtr>
        <mtd>
          <mn>2</mn>
        </mtd>
        <mtd>
          <mn>7</mn>
        </mtd>
        <mtd>
          <mn>12</mn>
        </mtd>
      </mtr>
    </mtable>
    <annotation encoding="StarMath 5.0">matrix {
1 # 6 # 11 ##
5 # 10 # 4 ##
9 # 3 # 8 ##
2 # 7 # 12
}</annotation>
  </semantics>
</math>
</file>

<file path=Object 16/content.xml><?xml version="1.0" encoding="utf-8"?>
<math xmlns="http://www.w3.org/1998/Math/MathML">
  <semantics>
    <mtable>
      <mtr>
        <mtd>
          <mn>0</mn>
        </mtd>
        <mtd>
          <mn>1</mn>
        </mtd>
        <mtd>
          <mn>2</mn>
        </mtd>
        <mtd>
          <mi mathvariant="normal">⋯</mi>
        </mtd>
        <mtd>
          <mrow>
            <mi mathvariant="normal">n</mi>
            <mi mathvariant="normal">−</mi>
            <mn>1</mn>
          </mrow>
        </mtd>
      </mtr>
      <mtr>
        <mtd>
          <mi mathvariant="normal">n</mi>
        </mtd>
        <mtd>
          <mrow>
            <mi mathvariant="normal">n</mi>
            <mo stretchy="false">+</mo>
            <mn>1</mn>
          </mrow>
        </mtd>
        <mtd>
          <mi mathvariant="normal">⋯</mi>
        </mtd>
        <mtd>
          <mi mathvariant="normal">⋯</mi>
        </mtd>
        <mtd>
          <mrow>
            <mn>2n</mn>
            <mi mathvariant="normal">−</mi>
            <mn>1</mn>
          </mrow>
        </mtd>
      </mtr>
      <mtr>
        <mtd>
          <mn>2n</mn>
        </mtd>
        <mtd>
          <mi mathvariant="normal">⋯</mi>
        </mtd>
        <mtd>
          <mi mathvariant="normal">⋯</mi>
        </mtd>
        <mtd>
          <mi mathvariant="normal">⋯</mi>
        </mtd>
        <mtd>
          <mi mathvariant="normal">⋮</mi>
        </mtd>
      </mtr>
      <mtr>
        <mtd>
          <mi mathvariant="normal">⋮</mi>
        </mtd>
        <mtd>
          <mi mathvariant="normal">⋱</mi>
        </mtd>
        <mtd>
          <mi mathvariant="normal">⋱</mi>
        </mtd>
        <mtd>
          <mi mathvariant="normal">⋱</mi>
        </mtd>
        <mtd>
          <mi mathvariant="normal">⋮</mi>
        </mtd>
      </mtr>
      <mtr>
        <mtd>
          <mrow>
            <mrow>
              <mo stretchy="false">(</mo>
              <mrow>
                <mi mathvariant="normal">m</mi>
                <mi mathvariant="normal">−</mi>
                <mn>1</mn>
              </mrow>
              <mo stretchy="false">)</mo>
            </mrow>
            <mi mathvariant="normal">n</mi>
          </mrow>
        </mtd>
        <mtd>
          <mi mathvariant="normal">⋯</mi>
        </mtd>
        <mtd>
          <mi mathvariant="normal">⋯</mi>
        </mtd>
        <mtd>
          <mi mathvariant="normal">⋯</mi>
        </mtd>
        <mtd>
          <mrow>
            <mo stretchy="false">(</mo>
            <mrow>
              <mi>mn</mi>
              <mi mathvariant="normal">−</mi>
              <mn>1</mn>
            </mrow>
            <mo stretchy="false">)</mo>
          </mrow>
        </mtd>
      </mtr>
    </mtable>
    <annotation encoding="StarMath 5.0">matrix {
0 # 1 # 2 # dotsaxis # n - 1 ##
n # n + 1 # dotsaxis # dotsaxis # 2n - 1 ##
2n # dotsaxis # dotsaxis # dotsaxis # dotsvert ##
dotsvert # dotsdown # dotsdown # dotsdown # dotsvert ##
(m - 1)n # dotsaxis # dotsaxis # dotsaxis # (mn - 1)
}</annotation>
  </semantics>
</math>
</file>

<file path=Object 17/content.xml><?xml version="1.0" encoding="utf-8"?>
<math xmlns="http://www.w3.org/1998/Math/MathML">
  <semantics>
    <mtable>
      <mtr>
        <mtd>
          <mn>0</mn>
        </mtd>
        <mtd>
          <mi mathvariant="normal">m</mi>
        </mtd>
        <mtd>
          <mi mathvariant="normal">⋯</mi>
        </mtd>
        <mtd>
          <mrow>
            <mrow>
              <mo stretchy="false">(</mo>
              <mrow>
                <mi mathvariant="normal">n</mi>
                <mi mathvariant="normal">−</mi>
                <mn>1</mn>
              </mrow>
              <mo stretchy="false">)</mo>
            </mrow>
            <mi mathvariant="normal">m</mi>
          </mrow>
        </mtd>
      </mtr>
      <mtr>
        <mtd>
          <mn>1</mn>
        </mtd>
        <mtd>
          <mrow>
            <mi mathvariant="normal">m</mi>
            <mo stretchy="false">+</mo>
            <mn>1</mn>
          </mrow>
        </mtd>
        <mtd>
          <mi mathvariant="normal">⋯</mi>
        </mtd>
        <mtd>
          <mi mathvariant="normal">⋮</mi>
        </mtd>
      </mtr>
      <mtr>
        <mtd>
          <mn>2</mn>
        </mtd>
        <mtd>
          <mrow>
            <mi mathvariant="normal">m</mi>
            <mo stretchy="false">+</mo>
            <mn>2</mn>
          </mrow>
        </mtd>
        <mtd>
          <mi mathvariant="normal">⋯</mi>
        </mtd>
        <mtd>
          <mi mathvariant="normal">⋮</mi>
        </mtd>
      </mtr>
      <mtr>
        <mtd>
          <mi mathvariant="normal">⋮</mi>
        </mtd>
        <mtd>
          <mi mathvariant="normal">⋮</mi>
        </mtd>
        <mtd>
          <mi mathvariant="normal">⋱</mi>
        </mtd>
        <mtd>
          <mi mathvariant="normal">⋮</mi>
        </mtd>
      </mtr>
      <mtr>
        <mtd>
          <mrow>
            <mi mathvariant="normal">m</mi>
            <mi mathvariant="normal">−</mi>
            <mn>1</mn>
          </mrow>
        </mtd>
        <mtd>
          <mrow>
            <mn>2m</mn>
            <mo stretchy="false">+</mo>
            <mn>1</mn>
          </mrow>
        </mtd>
        <mtd>
          <mi mathvariant="normal">⋯</mi>
        </mtd>
        <mtd>
          <mrow>
            <mi>nm</mi>
            <mi mathvariant="normal">−</mi>
            <mn>1</mn>
          </mrow>
        </mtd>
      </mtr>
    </mtable>
    <annotation encoding="StarMath 5.0">matrix {
0 # m # dotsaxis # (n - 1)m ##
1 # m + 1 # dotsaxis # dotsvert  ##
2 # m + 2 # dotsaxis # dotsvert ##
dotsvert # dotsvert # dotsdown # dotsvert ##
m - 1 # 2m + 1 # dotsaxis # nm - 1
}</annotation>
  </semantics>
</math>
</file>

<file path=Object 2/content.xml><?xml version="1.0" encoding="utf-8"?>
<math xmlns="http://www.w3.org/1998/Math/MathML">
  <semantics>
    <mfenced open="[" close="]">
      <mrow>
        <msup>
          <mn>1</mn>
          <msub>
            <mi mathvariant="normal">α</mi>
            <mstyle mathsize="125%">
              <mrow>
                <mn>1</mn>
              </mrow>
            </mstyle>
          </msub>
        </msup>
        <mi/>
        <msup>
          <mn>2</mn>
          <msub>
            <mi mathvariant="normal">α</mi>
            <mstyle mathsize="125%">
              <mrow>
                <mn>2</mn>
              </mrow>
            </mstyle>
          </msub>
        </msup>
        <mi/>
        <mi mathvariant="normal">…</mi>
        <mi/>
        <msup>
          <mi mathvariant="normal">k</mi>
          <msub>
            <mi mathvariant="normal">α</mi>
            <mstyle mathsize="125%">
              <mrow>
                <mi mathvariant="normal">k</mi>
              </mrow>
            </mstyle>
          </msub>
        </msup>
      </mrow>
    </mfenced>
    <annotation encoding="StarMath 5.0">left [ 1^{α_{size *1.25 1}} ~ 2^{α_{size *1.25 2}} ~ … ~ k^{α_{size *1.25 k}} right ]</annotation>
  </semantics>
</math>
</file>

<file path=Object 3/content.xml><?xml version="1.0" encoding="utf-8"?>
<math xmlns="http://www.w3.org/1998/Math/MathML">
  <semantics>
    <msup>
      <mrow>
        <mo stretchy="false">(</mo>
        <mrow>
          <mi mathvariant="normal">−</mi>
          <mn>1</mn>
        </mrow>
        <mo stretchy="false">)</mo>
      </mrow>
      <mrow>
        <msub>
          <mi mathvariant="normal">α</mi>
          <mstyle mathsize="125%">
            <mrow>
              <mn>2</mn>
            </mrow>
          </mstyle>
        </msub>
        <mrow>
          <mi/>
          <mo stretchy="false">+</mo>
          <mi/>
        </mrow>
        <msub>
          <mi mathvariant="normal">α</mi>
          <mstyle mathsize="125%">
            <mrow>
              <mn>4</mn>
            </mrow>
          </mstyle>
        </msub>
        <mrow>
          <mi/>
          <mo stretchy="false">+</mo>
          <mi/>
        </mrow>
        <mi mathvariant="normal">…</mi>
      </mrow>
    </msup>
    <annotation encoding="StarMath 5.0">(-1)^{α_{size *1.25 2} `+` α_{size *1.25 4} `+` …}</annotation>
  </semantics>
</math>
</file>

<file path=Object 4/content.xml><?xml version="1.0" encoding="utf-8"?>
<math xmlns="http://www.w3.org/1998/Math/MathML">
  <semantics>
    <mfenced open="" close="">
      <mtable>
        <mtr>
          <mtd>
            <mn>1</mn>
          </mtd>
          <mtd>
            <mn>2</mn>
          </mtd>
          <mtd>
            <mn>3</mn>
          </mtd>
          <mtd>
            <mn>4</mn>
          </mtd>
          <mtd>
            <mn>5</mn>
          </mtd>
          <mtd>
            <mn>6</mn>
          </mtd>
          <mtd>
            <mn>7</mn>
          </mtd>
          <mtd>
            <mn>8</mn>
          </mtd>
        </mtr>
        <mtr>
          <mtd>
            <mn>6</mn>
          </mtd>
          <mtd>
            <mn>1</mn>
          </mtd>
          <mtd>
            <mn>8</mn>
          </mtd>
          <mtd>
            <mn>5</mn>
          </mtd>
          <mtd>
            <mn>2</mn>
          </mtd>
          <mtd>
            <mn>4</mn>
          </mtd>
          <mtd>
            <mn>3</mn>
          </mtd>
          <mtd>
            <mn>7</mn>
          </mtd>
        </mtr>
      </mtable>
    </mfenced>
    <annotation encoding="StarMath 5.0">left ( matrix{1 # 2 # 3 # 4 # 5 # 6 # 7 # 8 ## 6 # 1 # 8 # 5 # 2 # 4 # 3 # 7} right )</annotation>
  </semantics>
</math>
</file>

<file path=Object 5/content.xml><?xml version="1.0" encoding="utf-8"?>
<math xmlns="http://www.w3.org/1998/Math/MathML">
  <semantics>
    <mfenced open="" close="">
      <mtable>
        <mtr>
          <mtd>
            <mn>1</mn>
          </mtd>
          <mtd>
            <mn>2</mn>
          </mtd>
          <mtd>
            <mn>3</mn>
          </mtd>
          <mtd>
            <mn>4</mn>
          </mtd>
          <mtd>
            <mn>5</mn>
          </mtd>
          <mtd>
            <mn>6</mn>
          </mtd>
          <mtd>
            <mn>7</mn>
          </mtd>
          <mtd>
            <mn>8</mn>
          </mtd>
        </mtr>
        <mtr>
          <mtd>
            <mn>7</mn>
          </mtd>
          <mtd>
            <mn>8</mn>
          </mtd>
          <mtd>
            <mn>4</mn>
          </mtd>
          <mtd>
            <mn>1</mn>
          </mtd>
          <mtd>
            <mn>2</mn>
          </mtd>
          <mtd>
            <mn>6</mn>
          </mtd>
          <mtd>
            <mn>3</mn>
          </mtd>
          <mtd>
            <mn>5</mn>
          </mtd>
        </mtr>
      </mtable>
    </mfenced>
    <annotation encoding="StarMath 5.0">left ( matrix{1 # 2 # 3 # 4 # 5 # 6 # 7 # 8 ## 7 # 8 # 4 # 1 # 2 # 6 # 3 # 5} right )</annotation>
  </semantics>
</math>
</file>

<file path=Object 6/content.xml><?xml version="1.0" encoding="utf-8"?>
<math xmlns="http://www.w3.org/1998/Math/MathML">
  <semantics>
    <mrow>
      <mi>φψ</mi>
      <mrow>
        <mi/>
        <mi mathvariant="normal">=</mi>
        <mi/>
      </mrow>
      <mfenced open="" close=""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  <mtd>
              <mn>5</mn>
            </mtd>
            <mtd>
              <mn>6</mn>
            </mtd>
            <mtd>
              <mn>7</mn>
            </mtd>
            <mtd>
              <mn>8</mn>
            </mtd>
          </mtr>
          <mtr>
            <mtd>
              <mn>7</mn>
            </mtd>
            <mtd>
              <mn>8</mn>
            </mtd>
            <mtd>
              <mn>4</mn>
            </mtd>
            <mtd>
              <mn>1</mn>
            </mtd>
            <mtd>
              <mn>2</mn>
            </mtd>
            <mtd>
              <mn>6</mn>
            </mtd>
            <mtd>
              <mn>3</mn>
            </mtd>
            <mtd>
              <mn>5</mn>
            </mtd>
          </mtr>
          <mtr>
            <mtd>
              <mn>3</mn>
            </mtd>
            <mtd>
              <mn>7</mn>
            </mtd>
            <mtd>
              <mn>5</mn>
            </mtd>
            <mtd>
              <mn>6</mn>
            </mtd>
            <mtd>
              <mn>1</mn>
            </mtd>
            <mtd>
              <mn>4</mn>
            </mtd>
            <mtd>
              <mn>8</mn>
            </mtd>
            <mtd>
              <mn>2</mn>
            </mtd>
          </mtr>
        </mtable>
      </mfenced>
      <mtable>
        <mtr>
          <mtd>
            <mi mathvariant="normal">φ</mi>
          </mtd>
        </mtr>
        <mtr>
          <mtd>
            <mi mathvariant="normal">ψ</mi>
          </mtd>
        </mtr>
      </mtable>
      <mrow>
        <mi/>
        <mi mathvariant="normal">=</mi>
        <mi/>
      </mrow>
      <mfenced open="" close=""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  <mtd>
              <mn>5</mn>
            </mtd>
            <mtd>
              <mn>6</mn>
            </mtd>
            <mtd>
              <mn>7</mn>
            </mtd>
            <mtd>
              <mn>8</mn>
            </mtd>
          </mtr>
          <mtr>
            <mtd>
              <mn>3</mn>
            </mtd>
            <mtd>
              <mn>7</mn>
            </mtd>
            <mtd>
              <mn>5</mn>
            </mtd>
            <mtd>
              <mn>6</mn>
            </mtd>
            <mtd>
              <mn>1</mn>
            </mtd>
            <mtd>
              <mn>4</mn>
            </mtd>
            <mtd>
              <mn>8</mn>
            </mtd>
            <mtd>
              <mn>2</mn>
            </mtd>
          </mtr>
        </mtable>
      </mfenced>
    </mrow>
    <annotation encoding="StarMath 5.0">φψ `=` left ( matrix{1 # 2 # 3 # 4 # 5 # 6 # 7 # 8 ## 7 # 8 # 4 # 1 # 2 # 6 # 3 # 5 ## 3 # 7 # 5 # 6 # 1 # 4 # 8 # 2} right ) stack{φ # ψ} `=` left ( matrix{1 # 2 # 3 # 4 # 5 # 6 # 7 # 8 ## 3 # 7 # 5 # 6 # 1 # 4 # 8 # 2} right )</annotation>
  </semantics>
</math>
</file>

<file path=Object 7/content.xml><?xml version="1.0" encoding="utf-8"?>
<math xmlns="http://www.w3.org/1998/Math/MathML">
  <semantics>
    <mfenced open="" close="">
      <mtable>
        <mtr>
          <mtd>
            <mn>6</mn>
          </mtd>
          <mtd>
            <mn>1</mn>
          </mtd>
          <mtd>
            <mn>8</mn>
          </mtd>
          <mtd>
            <mn>5</mn>
          </mtd>
          <mtd>
            <mn>2</mn>
          </mtd>
          <mtd>
            <mn>4</mn>
          </mtd>
          <mtd>
            <mn>3</mn>
          </mtd>
          <mtd>
            <mn>7</mn>
          </mtd>
        </mtr>
        <mtr>
          <mtd>
            <mn>1</mn>
          </mtd>
          <mtd>
            <mn>2</mn>
          </mtd>
          <mtd>
            <mn>3</mn>
          </mtd>
          <mtd>
            <mn>4</mn>
          </mtd>
          <mtd>
            <mn>5</mn>
          </mtd>
          <mtd>
            <mn>6</mn>
          </mtd>
          <mtd>
            <mn>7</mn>
          </mtd>
          <mtd>
            <mn>8</mn>
          </mtd>
        </mtr>
      </mtable>
    </mfenced>
    <annotation encoding="StarMath 5.0">left ( matrix{6 # 1 # 8 # 5 # 2 # 4 # 3 # 7 ## 1 # 2 # 3 # 4 # 5 # 6 # 7 # 8} right )</annotation>
  </semantics>
</math>
</file>

<file path=Object 8/content.xml><?xml version="1.0" encoding="utf-8"?>
<math xmlns="http://www.w3.org/1998/Math/MathML">
  <semantics>
    <mrow>
      <msub>
        <mstyle mathvariant="bold">
          <mrow>
            <mi mathvariant="normal">M</mi>
          </mrow>
        </mstyle>
        <mi mathvariant="normal">φ</mi>
      </msub>
      <mrow>
        <mi/>
        <mi mathvariant="normal">=</mi>
        <mi/>
      </mrow>
      <mtable>
        <mtr>
          <mtd>
            <mn>0</mn>
          </mtd>
          <mtd>
            <mn>1</mn>
          </mtd>
          <mtd>
            <mi mathvariant="normal">⋅</mi>
          </mtd>
          <mtd>
            <mtext/>
          </mtd>
        </mtr>
        <mtr>
          <mtd>
            <mn>0</mn>
          </mtd>
          <mtd>
            <mi mathvariant="normal">⋅</mi>
          </mtd>
          <mtd>
            <mi mathvariant="normal">⋅</mi>
          </mtd>
          <mtd>
            <mtext/>
          </mtd>
        </mtr>
        <mtr>
          <mtd>
            <mn>0</mn>
          </mtd>
          <mtd>
            <mi mathvariant="normal">⋅</mi>
          </mtd>
          <mtd>
            <mi mathvariant="normal">⋅</mi>
          </mtd>
          <mtd>
            <mtext/>
          </mtd>
        </mtr>
        <mtr>
          <mtd>
            <mn>0</mn>
          </mtd>
          <mtd>
            <mi mathvariant="normal">⋅</mi>
          </mtd>
          <mtd>
            <mi mathvariant="normal">⋅</mi>
          </mtd>
          <mtd>
            <mtext>.  .  .</mtext>
          </mtd>
        </mtr>
        <mtr>
          <mtd>
            <mn>0</mn>
          </mtd>
          <mtd>
            <mi mathvariant="normal">⋅</mi>
          </mtd>
          <mtd>
            <mi mathvariant="normal">⋅</mi>
          </mtd>
          <mtd>
            <mtext/>
          </mtd>
        </mtr>
        <mtr>
          <mtd>
            <mn>1</mn>
          </mtd>
          <mtd>
            <mi mathvariant="normal">⋅</mi>
          </mtd>
          <mtd>
            <mi mathvariant="normal">⋅</mi>
          </mtd>
          <mtd>
            <mtext/>
          </mtd>
        </mtr>
        <mtr>
          <mtd>
            <mn>0</mn>
          </mtd>
          <mtd>
            <mi mathvariant="normal">⋅</mi>
          </mtd>
          <mtd>
            <mi mathvariant="normal">⋅</mi>
          </mtd>
          <mtd>
            <mtext/>
          </mtd>
        </mtr>
        <mtr>
          <mtd>
            <mn>0</mn>
          </mtd>
          <mtd>
            <mi mathvariant="normal">⋅</mi>
          </mtd>
          <mtd>
            <mn>1</mn>
          </mtd>
          <mtd>
            <mtext/>
          </mtd>
        </mtr>
      </mtable>
      <mi/>
      <mtext/>
    </mrow>
    <annotation encoding="StarMath 5.0">{bold M}_φ `=` ~~ matrix{

0 # 1 # ⋅ # "" ##
0 # ⋅ # ⋅ # "" ##
0 # ⋅ # ⋅ # "" ##
0 # ⋅ # ⋅ # ".  .  ." ##
0 # ⋅ # ⋅ # "" ##
1 # ⋅ # ⋅ # "" ##
0 # ⋅ # ⋅ # "" ##
0 # ⋅ # 1 # ""

}~~""</annotation>
  </semantics>
</math>
</file>

<file path=Object 9/content.xml><?xml version="1.0" encoding="utf-8"?>
<math xmlns="http://www.w3.org/1998/Math/MathML">
  <semantics>
    <mrow>
      <msub>
        <mstyle mathvariant="bold">
          <mrow>
            <mi mathvariant="normal">M</mi>
          </mrow>
        </mstyle>
        <mi mathvariant="normal">ψ</mi>
      </msub>
      <mrow>
        <mi/>
        <mi mathvariant="normal">=</mi>
        <mi/>
      </mrow>
      <mtable>
        <mtr>
          <mtd>
            <mn>0</mn>
          </mtd>
          <mtd>
            <mtext/>
          </mtd>
        </mtr>
        <mtr>
          <mtd>
            <mn>0</mn>
          </mtd>
          <mtd>
            <mtext/>
          </mtd>
        </mtr>
        <mtr>
          <mtd>
            <mn>0</mn>
          </mtd>
          <mtd>
            <mtext/>
          </mtd>
        </mtr>
        <mtr>
          <mtd>
            <mn>0</mn>
          </mtd>
          <mtd>
            <mtext>.  .  .</mtext>
          </mtd>
        </mtr>
        <mtr>
          <mtd>
            <mn>0</mn>
          </mtd>
          <mtd>
            <mtext/>
          </mtd>
        </mtr>
        <mtr>
          <mtd>
            <mn>0</mn>
          </mtd>
          <mtd>
            <mtext/>
          </mtd>
        </mtr>
        <mtr>
          <mtd>
            <mn>1</mn>
          </mtd>
          <mtd>
            <mtext/>
          </mtd>
        </mtr>
        <mtr>
          <mtd>
            <mn>0</mn>
          </mtd>
          <mtd>
            <mtext/>
          </mtd>
        </mtr>
      </mtable>
      <mi/>
      <mtext/>
    </mrow>
    <annotation encoding="StarMath 5.0">{bold M}_ψ `=` ~~ matrix{

0 # "" ##
0 # "" ##
0 # "" ##
0 # ".  .  ." ##
0 # "" ##
0 # "" ##
1 # "" ##
0 # ""

}~~""</annotation>
  </semantics>
</math>
</file>